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delta:removed-content delta:removal-change-idref="ct1">
      <style:style style:name="Table1" style:family="table">
        <style:table-properties style:width="17cm" table:align="margins"/>
      </style:style>
    </delta:removed-content>
    <delta:removed-content delta:removal-change-idref="ct1">
      <style:style style:name="Table1.A" style:family="table-column">
        <style:table-column-properties style:column-width="8.5cm" style:rel-column-width="32767*"/>
      </style:style>
    </delta:removed-content>
    <delta:removed-content delta:removal-change-idref="ct1">
      <style:style style:name="Table1.A1" style:family="table-cell">
        <style:table-cell-properties fo:padding="0.097cm" fo:border-left="0.002cm solid #000000" fo:border-right="none" fo:border-top="0.002cm solid #000000" fo:border-bottom="0.002cm solid #000000"/>
      </style:style>
    </delta:removed-content>
    <delta:removed-content delta:removal-change-idref="ct1">
      <style:style style:name="Table1.B1" style:family="table-cell">
        <style:table-cell-properties fo:padding="0.097cm" fo:border="0.002cm solid #000000"/>
      </style:style>
    </delta:removed-content>
  </office:automatic-styles>
  <office:body>
    <office:text>
      <delta:tracked-changes>
        <delta:change-transaction delta:change-id="ct1">
          <delta:change-info>
            <dc:creator>John Smith</dc:creator>
            <dc:date>2010-06-22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graph Merge Across Table</text:h>
      <text:p text:style-name="Text_20_body">In this example, the paragraphs either side of a table will be merged together. The table and all text between square brackets will be deleted.</text:p>
      <text:p text:style-name="Text_20_body">This will remain. [<delta:merge delta:removal-change-idref="ct1"><delta:leading-partial-content>This will be deleted.</delta:leading-partial-content><delta:intermediate-content><table:table table:name="Table1" table:style-name="Table1"><table:table-column table:style-name="Table1.A" table:number-columns-repeated="2"/><table:table-row><table:table-cell table:style-name="Table1.A1" office:value-type="string"><text:p text:style-name="Table_20_Contents">This table will</text:p></table:table-cell><table:table-cell table:style-name="Table1.B1" office:value-type="string"><text:p text:style-name="Table_20_Contents">Be deleted</text:p></table:table-cell></table:table-row></table:table></delta:intermediate-content><delta:trailing-partial-content><text:p text:style-name="Text_20_body">This text will be deleted.</text:p></delta:trailing-partial-content></delta:merge>] And this will rem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2T10:17:32</meta:creation-date>
    <meta:document-statistic meta:table-count="1" meta:image-count="0" meta:object-count="0" meta:page-count="1" meta:paragraph-count="6" meta:word-count="50" meta:character-count="285"/>
    <dc:date>2010-06-22T10:19:04</dc:date>
    <dc:creator>Tristan Mitchell</dc:creator>
    <meta:editing-duration>PT00H01M32S</meta:editing-duration>
    <meta:editing-cycles>1</meta:editing-cycles>
    <meta:generator>OpenOffice.org/3.2$Unix OpenOffice.org_project/320m18$Build-9502</meta:generator>
  </office:meta>
</office:document-meta>
</file>